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s on progression and development of industry and creativity</text:p>
      <text:p text:style-name="P1"/>
      <text:p text:style-name="P2">People are more concerned with involvement and relatibility than before. This creativity is not a usual industry standard. Progression within certain circles are more closely associated with friendly assimilation and mutual respectability. People like it when they get what they want, but not want what they already have. That is a core component of progressing, and people are prone to being creative.</text:p>
      <text:p text:style-name="P2"/>
      <text:p text:style-name="P2">Getting involved in anime industry is mostly a full-time dedication. They have a lot of mutual goals that get people potentially connected, significantly. People like to write a lot of crap, draw even more crap. But that barely even is significant – insofar as people matter to their own goals (mutual or otherwise). Getting involved is being involved, and people need to remember that that is mainly a progressive act.</text:p>
      <text:p text:style-name="P2"/>
      <text:p text:style-name="P2">Not relative to the actual thing, they get involved in writing outside of circles and become creative as opposed to just 'crea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8T10:16:06.30</meta:creation-date>
    <meta:document-statistic meta:table-count="0" meta:image-count="0" meta:object-count="0" meta:page-count="1" meta:paragraph-count="4" meta:word-count="163" meta:character-count="1016"/>
    <dc:date>2023-04-18T10:24:38.31</dc:date>
    <meta:editing-duration>PT8M33S</meta:editing-duration>
    <meta:editing-cycles>1</meta:editing-cycles>
    <meta:generator>OpenOffice/4.1.7$Win32 OpenOffice.org_project/417m1$Build-9800</meta:generator>
  </office:meta>
</office:document-meta>
</file>